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7134in"/>
    </style:style>
    <style:style style:name="co3" style:family="table-column">
      <style:table-column-properties fo:break-before="auto" style:column-width="2.0665in"/>
    </style:style>
    <style:style style:name="co4" style:family="table-column">
      <style:table-column-properties fo:break-before="auto" style:column-width="2.5181in"/>
    </style:style>
    <style:style style:name="co5" style:family="table-column">
      <style:table-column-properties fo:break-before="auto" style:column-width="3.6965in"/>
    </style:style>
    <style:style style:name="co6" style:family="table-column">
      <style:table-column-properties fo:break-before="auto" style:column-width="0.6382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3791in"/>
    </style:style>
    <style:style style:name="co9" style:family="table-column">
      <style:table-column-properties fo:break-before="auto" style:column-width="0.4543in"/>
    </style:style>
    <style:style style:name="co10" style:family="table-column">
      <style:table-column-properties fo:break-before="auto" style:column-width="0.4957in"/>
    </style:style>
    <style:style style:name="co11" style:family="table-column">
      <style:table-column-properties fo:break-before="auto" style:column-width="0.7634in"/>
    </style:style>
    <style:style style:name="co12" style:family="table-column">
      <style:table-column-properties fo:break-before="auto" style:column-width="0.529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811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quotesum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Quote # 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ustomer 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Price</text:p>
          </table:table-cell>
          <table:table-cell/>
          <table:table-cell table:style-name="Default" office:value-type="string" calcext:value-type="string">
            <text:p>Mi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Job No.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Price</text:p>
          </table:table-cell>
        </table:table-row>
        <table:table-row table:style-name="ro2">
          <table:table-cell office:value-type="float" office:value="19491" calcext:value-type="float">
            <text:p>19491</text:p>
          </table:table-cell>
          <table:table-cell office:value-type="string" calcext:value-type="string">
            <text:p>7/11/2022</text:p>
          </table:table-cell>
          <table:table-cell office:value-type="string" calcext:value-type="string">
            <text:p>NORTHCOAST BOATS</text:p>
          </table:table-cell>
          <table:table-cell office:value-type="string" calcext:value-type="string">
            <text:p>J-111 PORT PULPIT</text:p>
          </table:table-cell>
          <table:table-cell office:value-type="string" calcext:value-type="string">
            <text:p>24.241 x 23.386 x 12.000 </text:p>
            <text:p>Port Pulpit </text:p>
            <text:p>Coat: TK10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00.00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2" calcext:value-type="float">
            <text:p>19492</text:p>
          </table:table-cell>
          <table:table-cell office:value-type="string" calcext:value-type="string">
            <text:p>7/11/2022</text:p>
          </table:table-cell>
          <table:table-cell office:value-type="string" calcext:value-type="string">
            <text:p>BREWER'S LEDGE</text:p>
          </table:table-cell>
          <table:table-cell office:value-type="string" calcext:value-type="string">
            <text:p>ANGLE PLATES</text:p>
          </table:table-cell>
          <table:table-cell office:value-type="string" calcext:value-type="string">
            <text:p>3.00 x 4.00 x 3.00 </text:p>
            <text:p>Angle Plates</text:p>
            <text:p>Coat: PG000Q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$9.6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 office:value-type="string" calcext:value-type="string">
            <text:p>102747-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$9.64</text:p>
          </table:table-cell>
        </table:table-row>
        <table:table-row table:style-name="ro1">
          <table:table-cell office:value-type="float" office:value="19492" calcext:value-type="float">
            <text:p>19492</text:p>
          </table:table-cell>
          <table:table-cell table:style-name="Default"/>
          <table:table-cell office:value-type="string" calcext:value-type="string">
            <text:p>BREWER'S LEDGE</text:p>
          </table:table-cell>
          <table:table-cell office:value-type="string" calcext:value-type="string">
            <text:p>ANGLE PLAT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PEND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492" calcext:value-type="float">
            <text:p>19492</text:p>
          </table:table-cell>
          <table:table-cell table:style-name="Default"/>
          <table:table-cell office:value-type="string" calcext:value-type="string">
            <text:p>BREWER'S LEDGE</text:p>
          </table:table-cell>
          <table:table-cell office:value-type="string" calcext:value-type="string">
            <text:p>ANGLE PLATE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PEND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19492" calcext:value-type="float">
            <text:p>19492</text:p>
          </table:table-cell>
          <table:table-cell office:value-type="string" calcext:value-type="string">
            <text:p>7/11/2022</text:p>
          </table:table-cell>
          <table:table-cell office:value-type="string" calcext:value-type="string">
            <text:p>BREWER'S LEDGE</text:p>
          </table:table-cell>
          <table:table-cell office:value-type="string" calcext:value-type="string">
            <text:p>WEIGHT BRACKETS</text:p>
          </table:table-cell>
          <table:table-cell office:value-type="string" calcext:value-type="string">
            <text:p>47.50 x 8.00 x 3.00 </text:p>
            <text:p>Weight Brackets </text:p>
            <text:p>Coat: PG000Q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$38.53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102747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$38.53</text:p>
          </table:table-cell>
        </table:table-row>
        <table:table-row table:style-name="ro2">
          <table:table-cell office:value-type="float" office:value="19493" calcext:value-type="float">
            <text:p>19493</text:p>
          </table:table-cell>
          <table:table-cell office:value-type="string" calcext:value-type="string">
            <text:p>7/11/2022</text:p>
          </table:table-cell>
          <table:table-cell office:value-type="string" calcext:value-type="string">
            <text:p>SOUND MFG. <text:s/>INC.</text:p>
          </table:table-cell>
          <table:table-cell office:value-type="float" office:value="401045773" calcext:value-type="float">
            <text:p>401045773</text:p>
          </table:table-cell>
          <table:table-cell office:value-type="string" calcext:value-type="string">
            <text:p>(Revision: 02) 38.50 X 19.00 </text:p>
            <text:p>Panel </text:p>
            <text:p>Coat: TK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$13.03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102666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$13.03</text:p>
          </table:table-cell>
        </table:table-row>
        <table:table-row table:style-name="ro2">
          <table:table-cell office:value-type="float" office:value="19494" calcext:value-type="float">
            <text:p>19494</text:p>
          </table:table-cell>
          <table:table-cell office:value-type="string" calcext:value-type="string">
            <text:p>7/11/2022</text:p>
          </table:table-cell>
          <table:table-cell office:value-type="string" calcext:value-type="string">
            <text:p>TRUE MACHINE CO.</text:p>
          </table:table-cell>
          <table:table-cell office:value-type="string" calcext:value-type="string">
            <text:p>TRU001</text:p>
          </table:table-cell>
          <table:table-cell office:value-type="string" calcext:value-type="string">
            <text:p>True Machine RFQ 07/11/22 </text:p>
            <text:p>3 parts total</text:p>
            <text:p>Coat: Safety Or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00.00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5" calcext:value-type="float">
            <text:p>19495</text:p>
          </table:table-cell>
          <table:table-cell office:value-type="string" calcext:value-type="string">
            <text:p>7/12/2022</text:p>
          </table:table-cell>
          <table:table-cell office:value-type="string" calcext:value-type="string">
            <text:p>EMC TECHNOLOGIES, INC.</text:p>
          </table:table-cell>
          <table:table-cell office:value-type="string" calcext:value-type="string">
            <text:p>714661-001</text:p>
          </table:table-cell>
          <table:table-cell office:value-type="string" calcext:value-type="string">
            <text:p>(Revision: B) 18.875 x 10.50 x 0.188 </text:p>
            <text:p>Panel, Tester I/O </text:p>
            <text:p>Coat: TK516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51.7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102750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0</text:p>
          </table:table-cell>
        </table:table-row>
        <table:table-row table:style-name="ro1">
          <table:table-cell office:value-type="float" office:value="19495" calcext:value-type="float">
            <text:p>19495</text:p>
          </table:table-cell>
          <table:table-cell table:style-name="Default"/>
          <table:table-cell office:value-type="string" calcext:value-type="string">
            <text:p>EMC TECHNOLOGIES, INC.</text:p>
          </table:table-cell>
          <table:table-cell office:value-type="string" calcext:value-type="string">
            <text:p>714661-00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$20.90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WON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19495" calcext:value-type="float">
            <text:p>19495</text:p>
          </table:table-cell>
          <table:table-cell office:value-type="string" calcext:value-type="string">
            <text:p>7/12/2022</text:p>
          </table:table-cell>
          <table:table-cell office:value-type="string" calcext:value-type="string">
            <text:p>EMC TECHNOLOGIES, INC.</text:p>
          </table:table-cell>
          <table:table-cell office:value-type="string" calcext:value-type="string">
            <text:p>714672-001</text:p>
          </table:table-cell>
          <table:table-cell office:value-type="string" calcext:value-type="string">
            <text:p>(Revision: B) 19.00 x 3.469 x 0.188 </text:p>
            <text:p>Panel, Supply I/O </text:p>
            <text:p>Coat: TK516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41.5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102750-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0</text:p>
          </table:table-cell>
        </table:table-row>
        <table:table-row table:style-name="ro1">
          <table:table-cell office:value-type="float" office:value="19495" calcext:value-type="float">
            <text:p>19495</text:p>
          </table:table-cell>
          <table:table-cell table:style-name="Default"/>
          <table:table-cell office:value-type="string" calcext:value-type="string">
            <text:p>EMC TECHNOLOGIES, INC.</text:p>
          </table:table-cell>
          <table:table-cell office:value-type="string" calcext:value-type="string">
            <text:p>714672-00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$10.67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WON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19496" calcext:value-type="float">
            <text:p>19496</text:p>
          </table:table-cell>
          <table:table-cell office:value-type="string" calcext:value-type="string">
            <text:p>7/12/2022</text:p>
          </table:table-cell>
          <table:table-cell office:value-type="string" calcext:value-type="string">
            <text:p>WROBEL ENGINEERING</text:p>
          </table:table-cell>
          <table:table-cell office:value-type="string" calcext:value-type="string">
            <text:p>A-0023780</text:p>
          </table:table-cell>
          <table:table-cell office:value-type="string" calcext:value-type="string">
            <text:p>(Revision: A) 11.63 x 5.88 x 3.11 </text:p>
            <text:p>Bracket, Mounting, Honeywell Printer </text:p>
            <text:p>Coat: T032-WH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$5.8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1">
          <table:table-cell office:value-type="float" office:value="19496" calcext:value-type="float">
            <text:p>19496</text:p>
          </table:table-cell>
          <table:table-cell table:style-name="Default"/>
          <table:table-cell office:value-type="string" calcext:value-type="string">
            <text:p>WROBEL ENGINEERING</text:p>
          </table:table-cell>
          <table:table-cell office:value-type="string" calcext:value-type="string">
            <text:p>A-002378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PEND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496" calcext:value-type="float">
            <text:p>19496</text:p>
          </table:table-cell>
          <table:table-cell table:style-name="Default"/>
          <table:table-cell office:value-type="string" calcext:value-type="string">
            <text:p>WROBEL ENGINEERING</text:p>
          </table:table-cell>
          <table:table-cell office:value-type="string" calcext:value-type="string">
            <text:p>A-002378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PEND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19496" calcext:value-type="float">
            <text:p>19496</text:p>
          </table:table-cell>
          <table:table-cell office:value-type="string" calcext:value-type="string">
            <text:p>7/12/2022</text:p>
          </table:table-cell>
          <table:table-cell office:value-type="string" calcext:value-type="string">
            <text:p>WROBEL ENGINEERING</text:p>
          </table:table-cell>
          <table:table-cell office:value-type="string" calcext:value-type="string">
            <text:p>CSP T032-WH15</text:p>
          </table:table-cell>
          <table:table-cell office:value-type="string" calcext:value-type="string">
            <text:p>Customer Supplied Powder </text:p>
            <text:p>Cardinal White T032-WH15</text:p>
            <text:p>50lb Order Minim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430.5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7" calcext:value-type="float">
            <text:p>19497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STEELYARD</text:p>
          </table:table-cell>
          <table:table-cell office:value-type="string" calcext:value-type="string">
            <text:p>CRANSTON ST GATEWAY - BLACK</text:p>
          </table:table-cell>
          <table:table-cell office:value-type="string" calcext:value-type="string">
            <text:p>Part# Stanchions \\ 168.00 x 3.00 x 3.00 \\ Quantity 2 </text:p>
            <text:p>Poles </text:p>
            <text:p>Coat: Channel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00.00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7" calcext:value-type="float">
            <text:p>19497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STEELYARD</text:p>
          </table:table-cell>
          <table:table-cell office:value-type="string" calcext:value-type="string">
            <text:p>CRANSTON ST GATEWAY - BLUE</text:p>
          </table:table-cell>
          <table:table-cell office:value-type="string" calcext:value-type="string">
            <text:p>10├Ì x 0.125 </text:p>
            <text:p>Disc </text:p>
            <text:p>Coat: RAL 5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00.00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3">
          <table:table-cell office:value-type="float" office:value="19497" calcext:value-type="float">
            <text:p>19497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STEELYARD</text:p>
          </table:table-cell>
          <table:table-cell office:value-type="string" calcext:value-type="string">
            <text:p>CRANSTON ST GATEWAY - GREEN</text:p>
          </table:table-cell>
          <table:table-cell office:value-type="string" calcext:value-type="string">
            <text:p>Part# Disc \\ 10├Ì x 0.125 \\ Quantity 2 </text:p>
            <text:p>Part# Oval \\ 41.00 x 10.00 x 0.125 \\ Quantity 2 </text:p>
            <text:p>Part# Oval \\ 76.50 x 10.00 x 0.125 \\ Quantity 1 </text:p>
            <text:p>Part# Oval \\ 22.50 x 10.00 x 0.125 \\ Quantity 1 </text:p>
            <text:p>Coat: RAL 6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00.00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7" calcext:value-type="float">
            <text:p>19497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STEELYARD</text:p>
          </table:table-cell>
          <table:table-cell office:value-type="string" calcext:value-type="string">
            <text:p>CRANSTON ST GATEWAY - PINK</text:p>
          </table:table-cell>
          <table:table-cell office:value-type="string" calcext:value-type="string">
            <text:p>Part# Disc \\ 10├Ì x 0.125 \\ Quantity 1 </text:p>
            <text:p>Part# Oval \\ 88.25 x 10.00 x 0.125 \\ Quantity 1 </text:p>
            <text:p>Coat: RAL 4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00.00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7" calcext:value-type="float">
            <text:p>19497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STEELYARD</text:p>
          </table:table-cell>
          <table:table-cell office:value-type="string" calcext:value-type="string">
            <text:p>CRANSTON ST GATEWAY - YELLOW</text:p>
          </table:table-cell>
          <table:table-cell office:value-type="string" calcext:value-type="string">
            <text:p>Part# Oval \\ 24.00 x 10.00 x 0.125 \\ Quantity 1 </text:p>
            <text:p>Part# Oval \\ 20.50 x 10.00 x 0.125 \\ Quantity 1 </text:p>
            <text:p>Coat: RAL 1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00.00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19498" calcext:value-type="float">
            <text:p>19498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Inert</text:p>
          </table:table-cell>
          <table:table-cell office:value-type="float" office:value="99392" calcext:value-type="float">
            <text:p>99392</text:p>
          </table:table-cell>
          <table:table-cell office:value-type="string" calcext:value-type="string">
            <text:p>(Revision: REL-A) 49.213 x 40.837 x 37.520</text:p>
            <text:p>HE -1250 RH Box - Flanges Weldment Custom </text:p>
            <text:p>Coat: Black Teflon I.D.</text:p>
            <text:p>          Grey O.D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2,389.62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19498" calcext:value-type="float">
            <text:p>19498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Inert</text:p>
          </table:table-cell>
          <table:table-cell office:value-type="float" office:value="99396" calcext:value-type="float">
            <text:p>99396</text:p>
          </table:table-cell>
          <table:table-cell office:value-type="string" calcext:value-type="string">
            <text:p>(Revision: REL-A) 84.016 x 40.837 x 37.520 </text:p>
            <text:p>PL-HE 4GB Custom Vertical A/C Box-Flanges Weldment </text:p>
            <text:p>Coat: Black Teflon I.D. </text:p>
            <text:p>          Grey O.D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2,829.02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19498" calcext:value-type="float">
            <text:p>19498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Inert</text:p>
          </table:table-cell>
          <table:table-cell office:value-type="float" office:value="99403" calcext:value-type="float">
            <text:p>99403</text:p>
          </table:table-cell>
          <table:table-cell office:value-type="string" calcext:value-type="string">
            <text:p>(Revision: REL-B) 40.837 x 37.520 x 4.160 </text:p>
            <text:p>Middle Panel Weldment RH Door </text:p>
            <text:p>Coat: Black Teflon I.D.</text:p>
            <text:p>          Grey O.D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501.1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19498" calcext:value-type="float">
            <text:p>19498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Inert</text:p>
          </table:table-cell>
          <table:table-cell office:value-type="float" office:value="99417" calcext:value-type="float">
            <text:p>99417</text:p>
          </table:table-cell>
          <table:table-cell office:value-type="string" calcext:value-type="string">
            <text:p>(Revision: REL-A) 49.213 x 40.837 x 37.520 </text:p>
            <text:p>HE -1250 Box - Flanges Weldment LH Custom </text:p>
            <text:p>Coat: Black Teflon I.D.</text:p>
            <text:p>          Grey O.D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2,389.62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8" calcext:value-type="float">
            <text:p>19498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Inert</text:p>
          </table:table-cell>
          <table:table-cell office:value-type="float" office:value="99428" calcext:value-type="float">
            <text:p>99428</text:p>
          </table:table-cell>
          <table:table-cell office:value-type="string" calcext:value-type="string">
            <text:p>(Revision: REL-A) 28.494 x 14.436 x 4.366 </text:p>
            <text:p>A/C Tray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408.95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19498" calcext:value-type="float">
            <text:p>19498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Inert</text:p>
          </table:table-cell>
          <table:table-cell office:value-type="float" office:value="99453" calcext:value-type="float">
            <text:p>99453</text:p>
          </table:table-cell>
          <table:table-cell office:value-type="string" calcext:value-type="string">
            <text:p>(Revision: REL-B) 40.837 x 37.520 x 4.160 </text:p>
            <text:p>Middle Panel Weldment LF Door </text:p>
            <text:p>Coat: Black Teflon I.D.</text:p>
            <text:p>          Grey O.D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501.1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8" calcext:value-type="float">
            <text:p>19498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Inert</text:p>
          </table:table-cell>
          <table:table-cell office:value-type="float" office:value="99456" calcext:value-type="float">
            <text:p>99456</text:p>
          </table:table-cell>
          <table:table-cell office:value-type="string" calcext:value-type="string">
            <text:p>(Revision: REL-A) 19.684 x 10.621 x 0.75 </text:p>
            <text:p>15'' A/C Sliding Tray Inside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241.53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8" calcext:value-type="float">
            <text:p>19498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Inert</text:p>
          </table:table-cell>
          <table:table-cell office:value-type="float" office:value="99463" calcext:value-type="float">
            <text:p>99463</text:p>
          </table:table-cell>
          <table:table-cell office:value-type="string" calcext:value-type="string">
            <text:p>(Revision: REL-B) 19.690 x 16.745 x 4.355 </text:p>
            <text:p>15'' Slide Tray Support With Press Studs - Inside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196.92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8" calcext:value-type="float">
            <text:p>19498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Inert</text:p>
          </table:table-cell>
          <table:table-cell office:value-type="float" office:value="99492" calcext:value-type="float">
            <text:p>99492</text:p>
          </table:table-cell>
          <table:table-cell office:value-type="string" calcext:value-type="string">
            <text:p>(Revision: REL-A) 15.641 x 15.641 x 3.201 </text:p>
            <text:p>Pull Out Tray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208.27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8" calcext:value-type="float">
            <text:p>19498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Inert</text:p>
          </table:table-cell>
          <table:table-cell office:value-type="float" office:value="99495" calcext:value-type="float">
            <text:p>99495</text:p>
          </table:table-cell>
          <table:table-cell office:value-type="string" calcext:value-type="string">
            <text:p>(Revision: REL-A) 2.854 x 2.645 x 2.00 </text:p>
            <text:p>Sensor Bracket #2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19.23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8" calcext:value-type="float">
            <text:p>19498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Inert</text:p>
          </table:table-cell>
          <table:table-cell office:value-type="float" office:value="99496" calcext:value-type="float">
            <text:p>99496</text:p>
          </table:table-cell>
          <table:table-cell office:value-type="string" calcext:value-type="string">
            <text:p>(Revision: REL-A) 2.75 x 2.00 x 1.00 </text:p>
            <text:p>Sensor Bracket #1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18.5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8" calcext:value-type="float">
            <text:p>19498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Inert</text:p>
          </table:table-cell>
          <table:table-cell office:value-type="float" office:value="99500" calcext:value-type="float">
            <text:p>99500</text:p>
          </table:table-cell>
          <table:table-cell office:value-type="string" calcext:value-type="string">
            <text:p>(Revision: RFQ-C) 35.23 x 1.50 x 0.75 </text:p>
            <text:p>Shelf Support Beam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184.79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8" calcext:value-type="float">
            <text:p>19498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Inert</text:p>
          </table:table-cell>
          <table:table-cell office:value-type="float" office:value="99501" calcext:value-type="float">
            <text:p>99501</text:p>
          </table:table-cell>
          <table:table-cell office:value-type="string" calcext:value-type="string">
            <text:p>(Revision: REL-A) 30.625 x 16.680 x 12.00 </text:p>
            <text:p>Top Cover Weldment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326.9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19498" calcext:value-type="float">
            <text:p>19498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Inert</text:p>
          </table:table-cell>
          <table:table-cell office:value-type="float" office:value="99502" calcext:value-type="float">
            <text:p>99502</text:p>
          </table:table-cell>
          <table:table-cell office:value-type="string" calcext:value-type="string">
            <text:p>(Revision: REL-A) 30.60 x 12.00 x 12.00 </text:p>
            <text:p>Top Cover Weldment </text:p>
            <text:p>Coat: Black Teflon I.D.</text:p>
            <text:p>          Grey O.D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1,558.06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8" calcext:value-type="float">
            <text:p>19498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Inert</text:p>
          </table:table-cell>
          <table:table-cell office:value-type="float" office:value="99542" calcext:value-type="float">
            <text:p>99542</text:p>
          </table:table-cell>
          <table:table-cell office:value-type="string" calcext:value-type="string">
            <text:p>(Revision: REL-A) 3.25 x 3.00 x 3.00 </text:p>
            <text:p>Gas Piston Bracket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22.15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8" calcext:value-type="float">
            <text:p>19498</text:p>
          </table:table-cell>
          <table:table-cell office:value-type="string" calcext:value-type="string">
            <text:p>7/13/2022</text:p>
          </table:table-cell>
          <table:table-cell office:value-type="string" calcext:value-type="string">
            <text:p>Inert</text:p>
          </table:table-cell>
          <table:table-cell office:value-type="float" office:value="99567" calcext:value-type="float">
            <text:p>99567</text:p>
          </table:table-cell>
          <table:table-cell office:value-type="string" calcext:value-type="string">
            <text:p>(Revision: REL-A) 3.00 x 2.25 x 1.25 </text:p>
            <text:p>Gas Spring Bracket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19.05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499" calcext:value-type="float">
            <text:p>19499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FACTORY FIVE RACING <text:s/>INC.</text:p>
          </table:table-cell>
          <table:table-cell office:value-type="float" office:value="16768" calcext:value-type="float">
            <text:p>16768</text:p>
          </table:table-cell>
          <table:table-cell office:value-type="string" calcext:value-type="string">
            <text:p>6.00 x 3.00 x 0.375 </text:p>
            <text:p>IRS 11.65 Caliper Bracket </text:p>
            <text:p>Coat: TK10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$8.86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102752-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$2.90</text:p>
          </table:table-cell>
        </table:table-row>
        <table:table-row table:style-name="ro1">
          <table:table-cell office:value-type="float" office:value="19499" calcext:value-type="float">
            <text:p>19499</text:p>
          </table:table-cell>
          <table:table-cell table:style-name="Default"/>
          <table:table-cell office:value-type="string" calcext:value-type="string">
            <text:p>FACTORY FIVE RACING <text:s/>INC.</text:p>
          </table:table-cell>
          <table:table-cell office:value-type="float" office:value="16768" calcext:value-type="float">
            <text:p>167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$5.55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W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499" calcext:value-type="float">
            <text:p>19499</text:p>
          </table:table-cell>
          <table:table-cell table:style-name="Default"/>
          <table:table-cell office:value-type="string" calcext:value-type="string">
            <text:p>FACTORY FIVE RACING <text:s/>INC.</text:p>
          </table:table-cell>
          <table:table-cell office:value-type="float" office:value="16768" calcext:value-type="float">
            <text:p>16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W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499" calcext:value-type="float">
            <text:p>19499</text:p>
          </table:table-cell>
          <table:table-cell table:style-name="Default"/>
          <table:table-cell office:value-type="string" calcext:value-type="string">
            <text:p>FACTORY FIVE RACING <text:s/>INC.</text:p>
          </table:table-cell>
          <table:table-cell office:value-type="float" office:value="16768" calcext:value-type="float">
            <text:p>1676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WON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19500" calcext:value-type="float">
            <text:p>19500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LOGRITE TOOLS</text:p>
          </table:table-cell>
          <table:table-cell office:value-type="string" calcext:value-type="string">
            <text:p>00001-PV042 RAL 2010</text:p>
          </table:table-cell>
          <table:table-cell office:value-type="string" calcext:value-type="string">
            <text:p>(Revision: 001) 41.50 x 1.50├Ì </text:p>
            <text:p>42'' Peavey Hook - 9 lbs </text:p>
            <text:p>Coat: RAL 20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102786-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$1.83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table:style-name="Default"/>
          <table:table-cell office:value-type="string" calcext:value-type="string">
            <text:p>LOGRITE TOOLS</text:p>
          </table:table-cell>
          <table:table-cell office:value-type="string" calcext:value-type="string">
            <text:p>00001-PV042 RAL 20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W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500" calcext:value-type="float">
            <text:p>19500</text:p>
          </table:table-cell>
          <table:table-cell table:style-name="Default"/>
          <table:table-cell office:value-type="string" calcext:value-type="string">
            <text:p>LOGRITE TOOLS</text:p>
          </table:table-cell>
          <table:table-cell office:value-type="string" calcext:value-type="string">
            <text:p>00001-PV042 RAL 201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W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500" calcext:value-type="float">
            <text:p>19500</text:p>
          </table:table-cell>
          <table:table-cell table:style-name="Default"/>
          <table:table-cell office:value-type="string" calcext:value-type="string">
            <text:p>LOGRITE TOOLS</text:p>
          </table:table-cell>
          <table:table-cell office:value-type="string" calcext:value-type="string">
            <text:p>00001-PV042 RAL 201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W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500" calcext:value-type="float">
            <text:p>19500</text:p>
          </table:table-cell>
          <table:table-cell table:style-name="Default"/>
          <table:table-cell office:value-type="string" calcext:value-type="string">
            <text:p>LOGRITE TOOLS</text:p>
          </table:table-cell>
          <table:table-cell office:value-type="string" calcext:value-type="string">
            <text:p>00001-PV042 RAL 20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WON</text:p>
          </table:table-cell>
          <table:table-cell table:number-columns-repeated="2"/>
          <table:table-cell table:style-name="Default"/>
        </table:table-row>
        <table:table-row table:style-name="ro4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392" calcext:value-type="float">
            <text:p>99392</text:p>
          </table:table-cell>
          <table:table-cell office:value-type="string" calcext:value-type="string">
            <text:p>(Revision: REL-A) 49.213 x 40.837 x 37.520</text:p>
            <text:p>HE -1250 RH Box - Flanges Weldment Custom </text:p>
            <text:p>Coat: Black Teflon I.D.</text:p>
            <text:p>          Grey O.D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2,389.62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396" calcext:value-type="float">
            <text:p>99396</text:p>
          </table:table-cell>
          <table:table-cell office:value-type="string" calcext:value-type="string">
            <text:p>(Revision: REL-A) 84.016 x 40.837 x 37.520 </text:p>
            <text:p>PL-HE 4GB Custom Vertical A/C Box-Flanges Weldment </text:p>
            <text:p>Coat: Black Teflon I.D. </text:p>
            <text:p>          Grey O.D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2,829.02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403" calcext:value-type="float">
            <text:p>99403</text:p>
          </table:table-cell>
          <table:table-cell office:value-type="string" calcext:value-type="string">
            <text:p>(Revision: REL-B) 40.837 x 37.520 x 4.160 </text:p>
            <text:p>Middle Panel Weldment RH Door </text:p>
            <text:p>Coat: Black Teflon I.D.</text:p>
            <text:p>          Grey O.D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250.55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408" calcext:value-type="float">
            <text:p>99408</text:p>
          </table:table-cell>
          <table:table-cell office:value-type="string" calcext:value-type="string">
            <text:p>(Revision: REL-B) 40.837 x 37.520 x 32.365</text:p>
            <text:p>22in -L- Style Antechamber RH Panel Weldment </text:p>
            <text:p>Coat: Black Teflon I.D.</text:p>
            <text:p>          Grey O.D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563.65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417" calcext:value-type="float">
            <text:p>99417</text:p>
          </table:table-cell>
          <table:table-cell office:value-type="string" calcext:value-type="string">
            <text:p>(Revision: REL-A) 49.213 x 40.837 x 37.520 </text:p>
            <text:p>HE -1250 Box - Flanges Weldment LH Custom </text:p>
            <text:p>Coat: Black Teflon I.D.</text:p>
            <text:p>          Grey O.D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2,389.62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428" calcext:value-type="float">
            <text:p>99428</text:p>
          </table:table-cell>
          <table:table-cell office:value-type="string" calcext:value-type="string">
            <text:p>(Revision: REL-A) 28.494 x 14.436 x 4.366 </text:p>
            <text:p>A/C Tray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175.27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448" calcext:value-type="float">
            <text:p>99448</text:p>
          </table:table-cell>
          <table:table-cell office:value-type="string" calcext:value-type="string">
            <text:p>(Revision: REL-B) 40.837 x 37.520 x 32.365</text:p>
            <text:p>22in -L- Style Antechamber LH Panel Weldment </text:p>
            <text:p>Coat: Black Teflon I.D.</text:p>
            <text:p>          Grey O.D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563.65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453" calcext:value-type="float">
            <text:p>99453</text:p>
          </table:table-cell>
          <table:table-cell office:value-type="string" calcext:value-type="string">
            <text:p>(Revision: REL-B) 40.837 x 37.520 x 4.160 </text:p>
            <text:p>Middle Panel Weldment LF Door </text:p>
            <text:p>Coat: Black Teflon I.D.</text:p>
            <text:p>          Grey O.D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250.55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456" calcext:value-type="float">
            <text:p>99456</text:p>
          </table:table-cell>
          <table:table-cell office:value-type="string" calcext:value-type="string">
            <text:p>(Revision: REL-A) 19.684 x 10.621 x 0.75 </text:p>
            <text:p>15'' A/C Sliding Tray Inside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103.52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463" calcext:value-type="float">
            <text:p>99463</text:p>
          </table:table-cell>
          <table:table-cell office:value-type="string" calcext:value-type="string">
            <text:p>(Revision: REL-B) 19.690 x 16.745 x 4.355 </text:p>
            <text:p>15'' Slide Tray Support With Press Studs - Inside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84.4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489" calcext:value-type="float">
            <text:p>99489</text:p>
          </table:table-cell>
          <table:table-cell office:value-type="string" calcext:value-type="string">
            <text:p>(Revision: REL-A) 39.418 x 27.875 x 23.126 </text:p>
            <text:p>Vertical AC Weldment w/ Black PTFE</text:p>
            <text:p>Coat: Black Teflon I.D.</text:p>
            <text:p>          Grey O.D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1,134.83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491" calcext:value-type="float">
            <text:p>99491</text:p>
          </table:table-cell>
          <table:table-cell office:value-type="string" calcext:value-type="string">
            <text:p>(Revision: REL-B) 17.375 x 17.50 x 15.25 </text:p>
            <text:p>Vertical Antechamber Shuttle Weldment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138.29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492" calcext:value-type="float">
            <text:p>99492</text:p>
          </table:table-cell>
          <table:table-cell office:value-type="string" calcext:value-type="string">
            <text:p>(Revision: REL-A) 15.641 x 15.641 x 3.201 </text:p>
            <text:p>Pull Out Tray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89.26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495" calcext:value-type="float">
            <text:p>99495</text:p>
          </table:table-cell>
          <table:table-cell office:value-type="string" calcext:value-type="string">
            <text:p>(Revision: REL-A) 2.854 x 2.645 x 2.00 </text:p>
            <text:p>Sensor Bracket #2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8.25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496" calcext:value-type="float">
            <text:p>99496</text:p>
          </table:table-cell>
          <table:table-cell office:value-type="string" calcext:value-type="string">
            <text:p>(Revision: REL-A) 2.75 x 2.00 x 1.00 </text:p>
            <text:p>Sensor Bracket #1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500" calcext:value-type="float">
            <text:p>99500</text:p>
          </table:table-cell>
          <table:table-cell office:value-type="string" calcext:value-type="string">
            <text:p>(Revision: RFQ-C) 35.23 x 1.50 x 0.75 </text:p>
            <text:p>Shelf Support Beam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79.2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501" calcext:value-type="float">
            <text:p>99501</text:p>
          </table:table-cell>
          <table:table-cell office:value-type="string" calcext:value-type="string">
            <text:p>(Revision: REL-A) 30.625 x 16.680 x 12.00 </text:p>
            <text:p>Top Cover Weldment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140.1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502" calcext:value-type="float">
            <text:p>99502</text:p>
          </table:table-cell>
          <table:table-cell office:value-type="string" calcext:value-type="string">
            <text:p>(Revision: REL-A) 30.60 x 12.00 x 12.00 </text:p>
            <text:p>Top Cover Weldment </text:p>
            <text:p>Coat: Black Teflon I.D.</text:p>
            <text:p>          Grey O.D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1,080.77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542" calcext:value-type="float">
            <text:p>99542</text:p>
          </table:table-cell>
          <table:table-cell office:value-type="string" calcext:value-type="string">
            <text:p>(Revision: REL-A) 3.25 x 3.00 x 3.00 </text:p>
            <text:p>Gas Piston Bracket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9.5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501" calcext:value-type="float">
            <text:p>19501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Inert</text:p>
          </table:table-cell>
          <table:table-cell office:value-type="float" office:value="99567" calcext:value-type="float">
            <text:p>99567</text:p>
          </table:table-cell>
          <table:table-cell office:value-type="string" calcext:value-type="string">
            <text:p>(Revision: REL-A) 3.00 x 2.25 x 1.25 </text:p>
            <text:p>Gas Spring Bracket </text:p>
            <text:p>Coat: Black Tefl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$8.17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2">
          <table:table-cell office:value-type="float" office:value="19502" calcext:value-type="float">
            <text:p>19502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SOUND MFG. <text:s/>INC.</text:p>
          </table:table-cell>
          <table:table-cell office:value-type="float" office:value="70007" calcext:value-type="float">
            <text:p>70007</text:p>
          </table:table-cell>
          <table:table-cell office:value-type="string" calcext:value-type="string">
            <text:p>30.50 x 10.00 x 1.50 </text:p>
            <text:p>Fuel Tank Strap 85HP TL </text:p>
            <text:p>Coat: Monster Bl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17.09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1">
          <table:table-cell office:value-type="float" office:value="19502" calcext:value-type="float">
            <text:p>19502</text:p>
          </table:table-cell>
          <table:table-cell table:style-name="Default"/>
          <table:table-cell office:value-type="string" calcext:value-type="string">
            <text:p>SOUND MFG. <text:s/>INC.</text:p>
          </table:table-cell>
          <table:table-cell office:value-type="float" office:value="70007" calcext:value-type="float">
            <text:p>700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PEND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502" calcext:value-type="float">
            <text:p>19502</text:p>
          </table:table-cell>
          <table:table-cell table:style-name="Default"/>
          <table:table-cell office:value-type="string" calcext:value-type="string">
            <text:p>SOUND MFG. <text:s/>INC.</text:p>
          </table:table-cell>
          <table:table-cell office:value-type="float" office:value="70007" calcext:value-type="float">
            <text:p>7000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$13.20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PEND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19503" calcext:value-type="float">
            <text:p>19503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SOUND MFG. <text:s/>INC.</text:p>
          </table:table-cell>
          <table:table-cell office:value-type="string" calcext:value-type="string">
            <text:p>D006079</text:p>
          </table:table-cell>
          <table:table-cell office:value-type="string" calcext:value-type="string">
            <text:p>(Revision: A) 4.615 x 2.342 x 0.075 </text:p>
            <text:p>LRG VERT MTG PLT </text:p>
            <text:p>Coat: TK147 (10-7011 Black Match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1">
          <table:table-cell office:value-type="float" office:value="19503" calcext:value-type="float">
            <text:p>19503</text:p>
          </table:table-cell>
          <table:table-cell table:style-name="Default"/>
          <table:table-cell office:value-type="string" calcext:value-type="string">
            <text:p>SOUND MFG. <text:s/>INC.</text:p>
          </table:table-cell>
          <table:table-cell office:value-type="string" calcext:value-type="string">
            <text:p>D00607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PEND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503" calcext:value-type="float">
            <text:p>19503</text:p>
          </table:table-cell>
          <table:table-cell table:style-name="Default"/>
          <table:table-cell office:value-type="string" calcext:value-type="string">
            <text:p>SOUND MFG. <text:s/>INC.</text:p>
          </table:table-cell>
          <table:table-cell office:value-type="string" calcext:value-type="string">
            <text:p>D0060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PEND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503" calcext:value-type="float">
            <text:p>19503</text:p>
          </table:table-cell>
          <table:table-cell table:style-name="Default"/>
          <table:table-cell office:value-type="string" calcext:value-type="string">
            <text:p>SOUND MFG. <text:s/>INC.</text:p>
          </table:table-cell>
          <table:table-cell office:value-type="string" calcext:value-type="string">
            <text:p>D0060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PEND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503" calcext:value-type="float">
            <text:p>19503</text:p>
          </table:table-cell>
          <table:table-cell table:style-name="Default"/>
          <table:table-cell office:value-type="string" calcext:value-type="string">
            <text:p>SOUND MFG. <text:s/>INC.</text:p>
          </table:table-cell>
          <table:table-cell office:value-type="string" calcext:value-type="string">
            <text:p>D00607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PEND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503" calcext:value-type="float">
            <text:p>19503</text:p>
          </table:table-cell>
          <table:table-cell table:style-name="Default"/>
          <table:table-cell office:value-type="string" calcext:value-type="string">
            <text:p>SOUND MFG. <text:s/>INC.</text:p>
          </table:table-cell>
          <table:table-cell office:value-type="string" calcext:value-type="string">
            <text:p>D00607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PEND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503" calcext:value-type="float">
            <text:p>19503</text:p>
          </table:table-cell>
          <table:table-cell table:style-name="Default"/>
          <table:table-cell office:value-type="string" calcext:value-type="string">
            <text:p>SOUND MFG. <text:s/>INC.</text:p>
          </table:table-cell>
          <table:table-cell office:value-type="string" calcext:value-type="string">
            <text:p>D00607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PEND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503" calcext:value-type="float">
            <text:p>19503</text:p>
          </table:table-cell>
          <table:table-cell table:style-name="Default"/>
          <table:table-cell office:value-type="string" calcext:value-type="string">
            <text:p>SOUND MFG. <text:s/>INC.</text:p>
          </table:table-cell>
          <table:table-cell office:value-type="string" calcext:value-type="string">
            <text:p>D00607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PEND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19504" calcext:value-type="float">
            <text:p>19504</text:p>
          </table:table-cell>
          <table:table-cell office:value-type="string" calcext:value-type="string">
            <text:p>7/14/2022</text:p>
          </table:table-cell>
          <table:table-cell office:value-type="string" calcext:value-type="string">
            <text:p>Hi-Tech Fabricators</text:p>
          </table:table-cell>
          <table:table-cell office:value-type="string" calcext:value-type="string">
            <text:p>997-T73</text:p>
          </table:table-cell>
          <table:table-cell office:value-type="string" calcext:value-type="string">
            <text:p>(Revision: 02) 6.21 x 6.07 x .0747</text:p>
            <text:p>Base Plate </text:p>
            <text:p>Coat: EFB504S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$0.00</text:p>
          </table:table-cell>
          <table:table-cell office:value-type="string" calcext:value-type="string">
            <text:p>P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$0.00</text:p>
          </table:table-cell>
        </table:table-row>
        <table:table-row table:style-name="ro1">
          <table:table-cell office:value-type="float" office:value="19504" calcext:value-type="float">
            <text:p>19504</text:p>
          </table:table-cell>
          <table:table-cell table:style-name="Default"/>
          <table:table-cell office:value-type="string" calcext:value-type="string">
            <text:p>Hi-Tech Fabricators</text:p>
          </table:table-cell>
          <table:table-cell office:value-type="string" calcext:value-type="string">
            <text:p>997-T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PEND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504" calcext:value-type="float">
            <text:p>19504</text:p>
          </table:table-cell>
          <table:table-cell table:style-name="Default"/>
          <table:table-cell office:value-type="string" calcext:value-type="string">
            <text:p>Hi-Tech Fabricators</text:p>
          </table:table-cell>
          <table:table-cell office:value-type="string" calcext:value-type="string">
            <text:p>997-T7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PEND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504" calcext:value-type="float">
            <text:p>19504</text:p>
          </table:table-cell>
          <table:table-cell table:style-name="Default"/>
          <table:table-cell office:value-type="string" calcext:value-type="string">
            <text:p>Hi-Tech Fabricators</text:p>
          </table:table-cell>
          <table:table-cell office:value-type="string" calcext:value-type="string">
            <text:p>997-T7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EA</text:p>
          </table:table-cell>
          <table:table-cell table:style-name="Default"/>
          <table:table-cell office:value-type="string" calcext:value-type="string">
            <text:p>PEND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5T12:29:42.162000000</dc:date>
    <meta:editing-duration>PT5M20S</meta:editing-duration>
    <meta:editing-cycles>4</meta:editing-cycles>
    <meta:generator>LibreOffice/7.3.4.2$Windows_X86_64 LibreOffice_project/728fec16bd5f605073805c3c9e7c4212a0120dc5</meta:generator>
    <meta:document-statistic meta:table-count="1" meta:cell-count="854" meta:object-count="0"/>
  </office:meta>
</office:document-meta>
</file>